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F Pro Display1" svg:font-family="'SF Pro Display'" style:font-adornments="Ultralight"/>
    <style:font-face style:name="Cloud" svg:font-family="Cloud" style:font-pitch="variable"/>
    <style:font-face style:name="Font Awesome 5 Brands" svg:font-family="'Font Awesome 5 Brands'" style:font-pitch="variable"/>
    <style:font-face style:name="SF Pro Display" svg:font-family="'SF Pro Display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automatic-styles>
    <style:style style:name="Table1" style:family="table">
      <style:table-properties style:width="4.9979in" fo:margin-left="2.6514in" fo:margin-right="0.0104in" table:align="margins"/>
    </style:style>
    <style:style style:name="Table1.A" style:family="table-column">
      <style:table-column-properties style:column-width="2.7951in" style:rel-column-width="4025*"/>
    </style:style>
    <style:style style:name="Table1.B" style:family="table-column">
      <style:table-column-properties style:column-width="0.9694in" style:rel-column-width="1396*"/>
    </style:style>
    <style:style style:name="Table1.C" style:family="table-column">
      <style:table-column-properties style:column-width="0.2542in" style:rel-column-width="366*"/>
    </style:style>
    <style:style style:name="Table1.D" style:family="table-column">
      <style:table-column-properties style:column-width="0.9792in" style:rel-column-width="1410*"/>
    </style:style>
    <style:style style:name="Table1.1" style:family="table-row">
      <style:table-row-properties style:min-row-height="0.0285in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0299in"/>
    </style:style>
    <style:style style:name="Table1.3" style:family="table-row">
      <style:table-row-properties style:min-row-height="0.0347in"/>
    </style:style>
    <style:style style:name="P1" style:family="paragraph" style:parent-style-name="Frame_20_contents">
      <style:paragraph-properties fo:margin-left="0in" fo:margin-right="0in" fo:margin-top="0.0098in" fo:margin-bottom="0in" fo:line-height="100%" fo:text-align="end" style:justify-single-word="false" fo:text-indent="0in" style:auto-text-indent="false" style:text-autospace="none" style:vertical-align="middle">
        <style:tab-stops/>
      </style:paragraph-properties>
      <style:text-properties fo:font-size="10.6999998092651pt" style:font-size-asian="10.6999998092651pt" style:font-size-complex="10.6999998092651pt"/>
    </style:style>
    <style:style style:name="P2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</style:style>
    <style:style style:name="P3" style:family="paragraph" style:parent-style-name="Frame_20_contents">
      <style:paragraph-properties fo:margin-left="0in" fo:margin-right="0in" fo:margin-top="0.0098in" fo:margin-bottom="0in" fo:line-height="100%" fo:text-align="end" style:justify-single-word="false" fo:text-indent="0in" style:auto-text-indent="false" style:text-autospace="none" style:vertical-align="middle">
        <style:tab-stops/>
      </style:paragraph-properties>
    </style:style>
    <style:style style:name="P4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normal" fo:font-style="normal" fo:text-shadow="none" style:text-underline-style="none" fo:font-weight="bold" style:letter-kerning="true" style:font-name-asian="Cloud" style:font-size-asian="9pt" style:font-style-asian="normal" style:font-weight-asian="bold" style:font-name-complex="Cloud" style:font-size-complex="9pt" style:font-style-complex="normal" style:font-weight-complex="bold" style:text-emphasize="none" style:text-overline-style="none" style:text-overline-color="font-color"/>
    </style:style>
    <style:style style:name="P5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normal" fo:font-style="normal" fo:text-shadow="none" style:text-underline-style="none" fo:font-weight="bold" style:letter-kerning="true" style:font-name-asian="Courier" style:font-size-asian="9pt" style:font-style-asian="normal" style:font-weight-asian="bold" style:font-name-complex="Courier" style:font-size-complex="9pt" style:font-style-complex="normal" style:font-weight-complex="bold" style:text-emphasize="none" style:text-overline-style="none" style:text-overline-color="font-color"/>
    </style:style>
    <style:style style:name="P6" style:family="paragraph" style:parent-style-name="Frame_20_contents">
      <style:paragraph-properties fo:margin-left="0in" fo:margin-right="0in" fo:margin-top="0.0098in" fo:margin-bottom="0in" fo:line-height="100%" fo:text-align="end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loud" style:font-size-asian="9pt" style:font-style-asian="normal" style:font-weight-asian="normal" style:font-name-complex="Cloud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overline-style="none" style:text-overline-color="font-color"/>
    </style:style>
    <style:style style:name="P8" style:family="paragraph" style:parent-style-name="Frame_20_contents">
      <style:paragraph-properties fo:margin-left="0in" fo:margin-right="0in" fo:margin-top="0.0098in" fo:margin-bottom="0in" fo:line-height="100%" fo:text-align="start" style:justify-single-word="false" fo:text-indent="0in" style:auto-text-indent="false" style:text-autospace="none" style:vertical-align="middle">
        <style:tab-stops/>
      </style:paragraph-properties>
      <style:text-properties fo:font-size="9pt" style:font-size-asian="9pt" style:font-size-complex="9pt"/>
    </style:style>
    <style:style style:name="P9" style:family="paragraph" style:parent-style-name="Header">
      <style:paragraph-properties fo:margin-top="0in" fo:margin-bottom="0.0201in" fo:line-height="100%"/>
      <style:text-properties style:font-name="SF Pro Display" fo:font-size="9.10000038146973pt" fo:font-style="normal" style:font-size-asian="9.10000038146973pt" style:font-size-complex="9.10000038146973pt"/>
    </style:style>
    <style:style style:name="P10" style:family="paragraph" style:parent-style-name="Header">
      <style:paragraph-properties fo:margin-top="0in" fo:margin-bottom="0.0201in" fo:line-height="100%">
        <style:tab-stops>
          <style:tab-stop style:position="4.0799in" style:type="center"/>
          <style:tab-stop style:position="7.7201in" style:type="right"/>
        </style:tab-stops>
      </style:paragraph-properties>
      <style:text-properties style:font-name="SF Pro Display" fo:font-size="9.10000038146973pt" fo:font-style="normal" style:font-size-asian="9.10000038146973pt" style:font-size-complex="9.10000038146973pt"/>
    </style:style>
    <style:style style:name="P11" style:family="paragraph" style:parent-style-name="Header">
      <style:paragraph-properties fo:margin-top="0.0799in" fo:margin-bottom="0.0201in">
        <style:tab-stops>
          <style:tab-stop style:position="1.3535in" style:type="center"/>
          <style:tab-stop style:position="7.7201in" style:type="right"/>
        </style:tab-stops>
      </style:paragraph-properties>
    </style:style>
    <style:style style:name="P12" style:family="paragraph" style:parent-style-name="Header">
      <style:paragraph-properties fo:margin-top="0.0799in" fo:margin-bottom="0.0201in" fo:line-height="100%" fo:text-align="start" style:justify-single-word="false" style:text-autospace="none">
        <style:tab-stops>
          <style:tab-stop style:position="1.3535in" style:type="center"/>
          <style:tab-stop style:position="7.7201in" style:type="right"/>
        </style:tab-stops>
      </style:paragraph-properties>
    </style:style>
    <style:style style:name="P13" style:family="paragraph" style:parent-style-name="Header">
      <style:paragraph-properties fo:margin-top="0.0799in" fo:margin-bottom="0.0201in">
        <style:tab-stops>
          <style:tab-stop style:position="1.0472in" style:type="center"/>
          <style:tab-stop style:position="7.7201in" style:type="right"/>
        </style:tab-stops>
      </style:paragraph-properties>
    </style:style>
    <style:style style:name="P14" style:family="paragraph" style:parent-style-name="Frame_20_contents">
      <style:paragraph-properties fo:margin-top="0in" fo:margin-bottom="0in" fo:line-height="0.5598in" fo:text-align="start" style:justify-single-word="false" style:vertical-align="middle"/>
      <style:text-properties fo:color="#0066cc" style:font-name="SF Pro Display" fo:font-size="40pt" fo:font-weight="bold" style:font-size-asian="40pt" style:font-weight-asian="bold" style:font-size-complex="40pt" style:font-weight-complex="bold"/>
    </style:style>
    <style:style style:name="P15" style:family="paragraph" style:parent-style-name="Header" style:list-style-name="L1">
      <style:paragraph-properties fo:margin-top="0in" fo:margin-bottom="0in" fo:line-height="100%" fo:text-align="start" style:justify-single-word="false" style:text-autospace="none">
        <style:tab-stops>
          <style:tab-stop style:position="5.8028in" style:type="center"/>
          <style:tab-stop style:position="7.7201in" style:type="right"/>
        </style:tab-stops>
      </style:paragraph-properties>
      <style:text-properties fo:color="#111111" style:font-name="SF Pro Display" fo:font-size="9.19999980926514pt" fo:font-style="normal" fo:font-weight="normal" style:font-size-asian="9.19999980926514pt" style:font-style-asian="normal" style:font-weight-asian="bold" style:font-size-complex="9.19999980926514pt" style:font-style-complex="normal" style:font-weight-complex="bold"/>
    </style:style>
    <style:style style:name="P16" style:family="paragraph" style:parent-style-name="Header">
      <style:paragraph-properties fo:margin-top="0in" fo:margin-bottom="0in" fo:line-height="100%"/>
      <style:text-properties style:font-name="SF Pro Display" fo:font-size="9.19999980926514pt" fo:font-style="normal" style:font-size-asian="9.19999980926514pt" style:font-style-asian="normal" style:font-size-complex="9.19999980926514pt" style:font-style-complex="normal"/>
    </style:style>
    <style:style style:name="P17" style:family="paragraph" style:parent-style-name="Header">
      <style:paragraph-properties fo:margin-top="0in" fo:margin-bottom="0in" fo:line-height="100%">
        <style:tab-stops>
          <style:tab-stop style:position="2.0772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style:font-size-asian="9.19999980926514pt" style:font-style-asian="normal" style:font-size-complex="9.19999980926514pt" style:font-style-complex="normal"/>
    </style:style>
    <style:style style:name="P18" style:family="paragraph" style:parent-style-name="Header" style:list-style-name="L1" style:master-page-name="">
      <style:paragraph-properties fo:margin-left="0.9374in" fo:margin-right="0in" fo:margin-top="0in" fo:margin-bottom="0.0201in" fo:line-height="100%" fo:text-indent="0in" style:auto-text-indent="false" style:page-number="auto" text:number-lines="false" text:line-number="0">
        <style:tab-stops>
          <style:tab-stop style:position="3.8598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fo:font-weight="normal" style:font-size-asian="9.19999980926514pt" style:font-style-asian="normal" style:font-weight-asian="normal" style:font-size-complex="9.19999980926514pt" style:font-style-complex="normal" style:font-weight-complex="normal"/>
    </style:style>
    <style:style style:name="P19" style:family="paragraph" style:parent-style-name="Header" style:list-style-name="L1">
      <style:paragraph-properties fo:margin-left="0.9374in" fo:margin-right="0in" fo:margin-top="0in" fo:margin-bottom="0in" fo:line-height="100%" fo:text-align="start" style:justify-single-word="false" fo:text-indent="0in" style:auto-text-indent="false" text:number-lines="false" text:line-number="0" style:text-autospace="none">
        <style:tab-stops>
          <style:tab-stop style:position="3.8598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fo:font-weight="normal" style:font-size-asian="9.19999980926514pt" style:font-style-asian="normal" style:font-weight-asian="normal" style:font-size-complex="9.19999980926514pt" style:font-style-complex="normal" style:font-weight-complex="normal"/>
    </style:style>
    <style:style style:name="P20" style:family="paragraph" style:parent-style-name="Header">
      <style:paragraph-properties fo:margin-top="0in" fo:margin-bottom="0.0201in" fo:line-height="100%" fo:text-align="start" style:justify-single-word="false" style:text-autospace="none">
        <style:tab-stops>
          <style:tab-stop style:position="1.3535in" style:type="center"/>
          <style:tab-stop style:position="7.7201in" style:type="right"/>
        </style:tab-stops>
      </style:paragraph-properties>
      <style:text-properties fo:font-size="9.19999980926514pt" fo:font-style="normal" style:font-size-asian="9.19999980926514pt" style:font-style-asian="normal" style:font-size-complex="9.19999980926514pt" style:font-style-complex="normal"/>
    </style:style>
    <style:style style:name="P21" style:family="paragraph" style:parent-style-name="Header">
      <style:paragraph-properties fo:margin-top="0in" fo:margin-bottom="0.0201in" fo:line-height="100%">
        <style:tab-stops>
          <style:tab-stop style:position="4.3701in" style:type="center"/>
          <style:tab-stop style:position="7.7201in" style:type="right"/>
        </style:tab-stops>
      </style:paragraph-properties>
      <style:text-properties style:font-name="SF Pro Display" fo:font-size="9.19999980926514pt" fo:font-style="normal" style:font-size-asian="9.19999980926514pt" style:font-style-asian="normal" style:font-size-complex="9.19999980926514pt" style:font-style-complex="normal"/>
    </style:style>
    <style:style style:name="P22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fo:background-color="transparent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23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fo:background-color="transparent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24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text-blinking="false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25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font-variant="normal" fo:text-transform="none" fo:color="#111111" style:text-outline="false" style:text-line-through-style="none" style:font-name="SF Pro Display" fo:font-size="3pt" fo:letter-spacing="normal" fo:font-style="normal" fo:text-shadow="none" style:text-underline-style="none" fo:font-weight="normal" style:letter-kerning="true" fo:background-color="transparent" style:font-name-asian="Courier" style:font-size-asian="3pt" style:font-style-asian="normal" style:font-weight-asian="bold" style:font-name-complex="Courier" style:font-size-complex="3pt" style:font-style-complex="normal" style:font-weight-complex="bold" style:text-emphasize="none" style:text-overline-style="none" style:text-overline-color="font-color"/>
    </style:style>
    <style:style style:name="P26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font-name="SF Pro Display" fo:font-size="9.19999980926514pt" fo:letter-spacing="normal" fo:font-style="normal" fo:font-weight="normal" style:font-size-asian="9.19999980926514pt" style:font-style-asian="normal" style:font-size-complex="9.19999980926514pt" style:font-style-complex="normal"/>
    </style:style>
    <style:style style:name="P27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4764in" style:type="center"/>
          <style:tab-stop style:position="7.8091in" style:type="right"/>
        </style:tab-stops>
      </style:paragraph-properties>
      <style:text-properties fo:color="#111111" style:font-name="SF Pro Display" fo:font-size="9.19999980926514pt" fo:letter-spacing="normal" fo:font-style="normal" fo:font-weight="normal" style:font-size-asian="9.19999980926514pt" style:font-style-asian="normal" style:font-size-complex="9.19999980926514pt" style:font-style-complex="normal"/>
    </style:style>
    <style:style style:name="P28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1098in" style:type="center"/>
          <style:tab-stop style:position="7.8091in" style:type="right"/>
        </style:tab-stops>
      </style:paragraph-properties>
      <style:text-properties fo:color="#111111" style:font-name="SF Pro Display" fo:font-size="9.19999980926514pt" fo:letter-spacing="normal" fo:font-style="normal" fo:font-weight="normal" style:font-size-asian="9.19999980926514pt" style:font-style-asian="normal" style:font-size-complex="9.19999980926514pt" style:font-style-complex="normal"/>
    </style:style>
    <style:style style:name="P29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font-name="SF Pro Display" fo:font-size="3pt" fo:letter-spacing="normal" fo:font-style="normal" fo:font-weight="normal" style:font-size-asian="3pt" style:font-style-asian="normal" style:font-size-complex="3pt" style:font-style-complex="normal"/>
    </style:style>
    <style:style style:name="P30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31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2.3055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Arial Unicode MS" style:font-size-asian="9.19999980926514pt" style:font-style-asian="normal" style:font-weight-asian="normal" style:font-name-complex="Arial Unicode MS" style:font-size-complex="9.19999980926514pt" style:font-style-complex="normal" style:font-weight-complex="normal" style:text-emphasize="none" style:text-overline-style="none" style:text-overline-color="font-color"/>
    </style:style>
    <style:style style:name="P32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3398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Arial Unicode MS" style:font-size-asian="9.19999980926514pt" style:font-style-asian="normal" style:font-weight-asian="bold" style:font-name-complex="Arial Unicode MS" style:font-size-complex="9.19999980926514pt" style:font-style-complex="normal" style:font-weight-complex="bold" style:text-emphasize="none" style:text-overline-style="none" style:text-overline-color="font-color"/>
    </style:style>
    <style:style style:name="P33" style:family="paragraph" style:parent-style-name="Header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>
        <style:tab-stops>
          <style:tab-stop style:position="3.8598in" style:type="center"/>
          <style:tab-stop style:position="7.8091in" style:type="right"/>
        </style:tab-stops>
      </style:paragraph-properties>
      <style:text-properties fo:color="#111111" style:text-outline="false" style:text-line-through-style="none" style:font-name="SF Pro Display" fo:font-size="3pt" fo:letter-spacing="normal" fo:font-style="normal" fo:text-shadow="none" style:text-underline-style="none" fo:font-weight="normal" style:letter-kerning="true" style:font-name-asian="Arial Unicode MS" style:font-size-asian="3pt" style:font-style-asian="normal" style:font-weight-asian="normal" style:font-name-complex="Arial Unicode MS" style:font-size-complex="3pt" style:font-style-complex="normal" style:font-weight-complex="normal" style:text-emphasize="none" style:text-overline-style="none" style:text-overline-color="font-color"/>
    </style:style>
    <style:style style:name="P34" style:family="paragraph" style:parent-style-name="Text_20_body" style:list-style-name="L1">
      <style:paragraph-properties fo:margin-top="0in" fo:margin-bottom="0.0201in" fo:line-height="100%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35" style:family="paragraph" style:parent-style-name="Text_20_body" style:list-style-name="L1">
      <style:paragraph-properties fo:margin-top="0in" fo:margin-bottom="0.0201in" fo:line-height="0.1598in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P36" style:family="paragraph" style:parent-style-name="Text_20_body" style:list-style-name="L1">
      <style:paragraph-properties fo:margin-top="0in" fo:margin-bottom="0in" fo:line-height="100%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font-name="SF Pro Display" fo:font-size="9.19999980926514pt" fo:font-style="normal" fo:font-weight="normal" style:font-size-asian="9.19999980926514pt" style:font-style-asian="normal" style:font-weight-asian="bold" style:font-size-complex="9.19999980926514pt" style:font-style-complex="normal" style:font-weight-complex="bold"/>
    </style:style>
    <style:style style:name="P37" style:family="paragraph" style:parent-style-name="Text_20_body" style:list-style-name="L1">
      <style:paragraph-properties fo:margin-top="0in" fo:margin-bottom="0in" fo:line-height="100%" fo:text-align="start" style:justify-single-word="false" style:text-autospace="none">
        <style:tab-stops>
          <style:tab-stop style:position="1.1917in"/>
        </style:tab-stops>
      </style:paragraph-properties>
      <style:text-properties fo:color="#111111" style:text-outline="false" style:text-line-through-style="none" style:font-name="SF Pro Display" fo:font-size="9.19999980926514pt" fo:letter-spacing="normal" fo:font-style="normal" fo:text-shadow="none" style:text-underline-style="none" fo:font-weight="normal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T1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bold" style:letter-kerning="true" style:font-name-asian="Courier" style:font-size-asian="9.10000038146973pt" style:font-style-asian="normal" style:font-weight-asian="bold" style:font-name-complex="Courier" style:font-size-complex="9.10000038146973pt" style:font-style-complex="normal" style:font-weight-complex="bold" style:text-emphasize="none" style:text-overline-style="none" style:text-overline-color="font-color"/>
    </style:style>
    <style:style style:name="T2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bold" style:letter-kerning="true" style:font-name-asian="Font Awesome 5 Brands" style:font-size-asian="9.10000038146973pt" style:font-style-asian="normal" style:font-weight-asian="bold" style:font-name-complex="Font Awesome 5 Brands" style:font-size-complex="9.10000038146973pt" style:font-style-complex="normal" style:font-weight-complex="bold" style:text-emphasize="none" style:text-overline-style="none" style:text-overline-color="font-color"/>
    </style:style>
    <style:style style:name="T3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600" style:letter-kerning="true" style:font-name-asian="Font Awesome 5 Brands" style:font-size-asian="9.10000038146973pt" style:font-style-asian="normal" style:font-weight-asian="bold" style:font-name-complex="Font Awesome 5 Brands" style:font-size-complex="9.10000038146973pt" style:font-style-complex="normal" style:font-weight-complex="bold" style:text-emphasize="none" style:text-overline-style="none" style:text-overline-color="font-color"/>
    </style:style>
    <style:style style:name="T4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style:font-name-asian="Font Awesome 5 Brands" style:font-size-asian="9.10000038146973pt" style:font-style-asian="normal" style:font-weight-asian="normal" style:font-name-complex="Font Awesome 5 Brands" style:font-size-complex="9.10000038146973pt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style:font-name-asian="Font Awesome 5 Brands" style:font-size-asian="9.10000038146973pt" style:font-style-asian="normal" style:font-weight-asian="bold" style:font-name-complex="Font Awesome 5 Brands" style:font-size-complex="9.10000038146973pt" style:font-style-complex="normal" style:font-weight-complex="bold" style:text-emphasize="none" style:text-overline-style="none" style:text-overline-color="font-color"/>
    </style:style>
    <style:style style:name="T6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style:font-name-asian="Courier" style:font-size-asian="9.10000038146973pt" style:font-style-asian="normal" style:font-weight-asian="bold" style:font-name-complex="Courier" style:font-size-complex="9.10000038146973pt" style:font-style-complex="normal" style:font-weight-complex="bold" style:text-emphasize="none" style:text-overline-style="none" style:text-overline-color="font-color"/>
    </style:style>
    <style:style style:name="T7" style:family="text">
      <style:text-properties fo:color="#0066cc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style:font-name-asian="Courier" style:font-size-asian="9.10000038146973pt" style:font-style-asian="normal" style:font-weight-asian="normal" style:font-name-complex="Courier" style:font-size-complex="9.10000038146973pt" style:font-style-complex="normal" style:font-weight-complex="normal" style:text-emphasize="none" style:text-overline-style="none" style:text-overline-color="font-color"/>
    </style:style>
    <style:style style:name="T8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bold" style:letter-kerning="true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9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bold" style:letter-kerning="true" style:font-name-asian="Font Awesome 5 Brands" style:font-style-asian="normal" style:font-weight-asian="bold" style:font-name-complex="Font Awesome 5 Brands" style:font-style-complex="normal" style:font-weight-complex="bold" style:text-emphasize="none" style:text-overline-style="none" style:text-overline-color="font-color"/>
    </style:style>
    <style:style style:name="T10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600" style:letter-kerning="true" style:font-name-asian="Font Awesome 5 Brands" style:font-style-asian="normal" style:font-weight-asian="bold" style:font-name-complex="Font Awesome 5 Brands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normal" style:letter-kerning="true" style:font-name-asian="Font Awesome 5 Brands" style:font-style-asian="normal" style:font-weight-asian="normal" style:font-name-complex="Font Awesome 5 Brands" style:font-style-complex="normal" style:font-weight-complex="normal" style:text-emphasize="none" style:text-overline-style="none" style:text-overline-color="font-color"/>
    </style:style>
    <style:style style:name="T12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normal" style:letter-kerning="true" style:font-name-asian="Font Awesome 5 Brands" style:font-style-asian="normal" style:font-weight-asian="bold" style:font-name-complex="Font Awesome 5 Brands" style:font-style-complex="normal" style:font-weight-complex="bold" style:text-emphasize="none" style:text-overline-style="none" style:text-overline-color="font-color"/>
    </style:style>
    <style:style style:name="T13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normal" style:letter-kerning="true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14" style:family="text">
      <style:text-properties fo:color="#0066cc" style:text-outline="false" style:text-line-through-style="none" style:font-name="SF Pro Display" fo:letter-spacing="normal" fo:font-style="normal" fo:text-shadow="none" style:text-underline-style="none" fo:font-weight="normal" style:letter-kerning="true" style:font-name-asian="Courier" style:font-style-asian="normal" style:font-weight-asian="normal" style:font-name-complex="Courier" style:font-style-complex="normal" style:font-weight-complex="normal" style:text-emphasize="none" style:text-overline-style="none" style:text-overline-color="font-color"/>
    </style:style>
    <style:style style:name="T15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bold" style:letter-kerning="true" style:font-name-asian="Courier" style:font-size-asian="10pt" style:font-style-asian="normal" style:font-weight-asian="bold" style:font-name-complex="Courier" style:font-size-complex="10pt" style:font-style-complex="normal" style:font-weight-complex="bold" style:text-emphasize="none" style:text-overline-style="none" style:text-overline-color="font-color"/>
    </style:style>
    <style:style style:name="T16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bold" style:letter-kerning="true" style:font-name-asian="Font Awesome 5 Brands" style:font-size-asian="10pt" style:font-style-asian="normal" style:font-weight-asian="bold" style:font-name-complex="Font Awesome 5 Brands" style:font-size-complex="10pt" style:font-style-complex="normal" style:font-weight-complex="bold" style:text-emphasize="none" style:text-overline-style="none" style:text-overline-color="font-color"/>
    </style:style>
    <style:style style:name="T17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600" style:letter-kerning="true" style:font-name-asian="Font Awesome 5 Brands" style:font-size-asian="10pt" style:font-style-asian="normal" style:font-weight-asian="bold" style:font-name-complex="Font Awesome 5 Brands" style:font-size-complex="10pt" style:font-style-complex="normal" style:font-weight-complex="bold" style:text-emphasize="none" style:text-overline-style="none" style:text-overline-color="font-color"/>
    </style:style>
    <style:style style:name="T18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Font Awesome 5 Brands" style:font-size-asian="10pt" style:font-style-asian="normal" style:font-weight-asian="normal" style:font-name-complex="Font Awesome 5 Brands" style:font-size-complex="10pt" style:font-style-complex="normal" style:font-weight-complex="normal" style:text-emphasize="none" style:text-overline-style="none" style:text-overline-color="font-color"/>
    </style:style>
    <style:style style:name="T19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Font Awesome 5 Brands" style:font-size-asian="10pt" style:font-style-asian="normal" style:font-weight-asian="bold" style:font-name-complex="Font Awesome 5 Brands" style:font-size-complex="10pt" style:font-style-complex="normal" style:font-weight-complex="bold" style:text-emphasize="none" style:text-overline-style="none" style:text-overline-color="font-color"/>
    </style:style>
    <style:style style:name="T20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Courier" style:font-size-asian="10pt" style:font-style-asian="normal" style:font-weight-asian="bold" style:font-name-complex="Courier" style:font-size-complex="10pt" style:font-style-complex="normal" style:font-weight-complex="bold" style:text-emphasize="none" style:text-overline-style="none" style:text-overline-color="font-color"/>
    </style:style>
    <style:style style:name="T21" style:family="text">
      <style:text-properties fo:color="#0066cc" style:text-outline="false" style:text-line-through-style="none" style:font-name="SF Pro Display" fo:font-size="10pt" fo:letter-spacing="normal" fo:font-style="normal" fo:text-shadow="none" style:text-underline-style="none" fo:font-weight="normal" style:letter-kerning="true" style:font-name-asian="Courier" style:font-size-asian="10pt" style:font-style-asian="normal" style:font-weight-asian="normal" style:font-name-complex="Courier" style:font-size-complex="10pt" style:font-style-complex="normal" style:font-weight-complex="normal" style:text-emphasize="none" style:text-overline-style="none" style:text-overline-color="font-color"/>
    </style:style>
    <style:style style:name="T22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bold" style:letter-kerning="true" style:font-name-asian="Courier" style:font-size-asian="10pt" style:font-weight-asian="bold" style:font-name-complex="Courier" style:font-size-complex="10pt" style:font-weight-complex="bold" style:text-emphasize="none" style:text-overline-style="none" style:text-overline-color="font-color"/>
    </style:style>
    <style:style style:name="T23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bold" style:letter-kerning="true" style:font-name-asian="Font Awesome 5 Brands" style:font-size-asian="10pt" style:font-weight-asian="bold" style:font-name-complex="Font Awesome 5 Brands" style:font-size-complex="10pt" style:font-weight-complex="bold" style:text-emphasize="none" style:text-overline-style="none" style:text-overline-color="font-color"/>
    </style:style>
    <style:style style:name="T24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normal" style:letter-kerning="true" style:font-name-asian="Font Awesome 5 Brands" style:font-size-asian="10pt" style:font-weight-asian="normal" style:font-name-complex="Font Awesome 5 Brands" style:font-size-complex="10pt" style:font-weight-complex="normal" style:text-emphasize="none" style:text-overline-style="none" style:text-overline-color="font-color"/>
    </style:style>
    <style:style style:name="T25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normal" style:letter-kerning="true" style:font-name-asian="Font Awesome 5 Brands" style:font-size-asian="10pt" style:font-weight-asian="bold" style:font-name-complex="Font Awesome 5 Brands" style:font-size-complex="10pt" style:font-weight-complex="bold" style:text-emphasize="none" style:text-overline-style="none" style:text-overline-color="font-color"/>
    </style:style>
    <style:style style:name="T26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normal" style:letter-kerning="true" style:font-name-asian="Courier" style:font-size-asian="10pt" style:font-weight-asian="normal" style:font-name-complex="Courier" style:font-size-complex="10pt" style:font-weight-complex="normal" style:text-emphasize="none" style:text-overline-style="none" style:text-overline-color="font-color"/>
    </style:style>
    <style:style style:name="T27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normal" style:letter-kerning="true" style:font-name-asian="Courier" style:font-size-asian="10pt" style:font-weight-asian="bold" style:font-name-complex="Courier" style:font-size-complex="10pt" style:font-weight-complex="bold" style:text-emphasize="none" style:text-overline-style="none" style:text-overline-color="font-color"/>
    </style:style>
    <style:style style:name="T28" style:family="text">
      <style:text-properties fo:color="#0066cc" style:text-outline="false" style:text-line-through-style="none" style:font-name="SF Pro Display" fo:font-size="10pt" fo:letter-spacing="normal" fo:text-shadow="none" style:text-underline-style="none" fo:font-weight="600" style:letter-kerning="true" style:font-name-asian="Font Awesome 5 Brands" style:font-size-asian="10pt" style:font-weight-asian="bold" style:font-name-complex="Font Awesome 5 Brands" style:font-size-complex="10pt" style:font-weight-complex="bold" style:text-emphasize="none" style:text-overline-style="none" style:text-overline-color="font-color"/>
    </style:style>
    <style:style style:name="T29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bold" style:letter-kerning="true" style:font-name-asian="Courier" style:font-size-asian="10pt" style:font-style-asian="italic" style:font-weight-asian="bold" style:font-name-complex="Courier" style:font-size-complex="10pt" style:font-style-complex="italic" style:font-weight-complex="bold" style:text-emphasize="none" style:text-overline-style="none" style:text-overline-color="font-color"/>
    </style:style>
    <style:style style:name="T30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bold" style:letter-kerning="true" style:font-name-asian="Font Awesome 5 Brands" style:font-size-asian="10pt" style:font-style-asian="italic" style:font-weight-asian="bold" style:font-name-complex="Font Awesome 5 Brands" style:font-size-complex="10pt" style:font-style-complex="italic" style:font-weight-complex="bold" style:text-emphasize="none" style:text-overline-style="none" style:text-overline-color="font-color"/>
    </style:style>
    <style:style style:name="T31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normal" style:letter-kerning="true" style:font-name-asian="Font Awesome 5 Brands" style:font-size-asian="10pt" style:font-style-asian="italic" style:font-weight-asian="normal" style:font-name-complex="Font Awesome 5 Brands" style:font-size-complex="10pt" style:font-style-complex="italic" style:font-weight-complex="normal" style:text-emphasize="none" style:text-overline-style="none" style:text-overline-color="font-color"/>
    </style:style>
    <style:style style:name="T32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normal" style:letter-kerning="true" style:font-name-asian="Font Awesome 5 Brands" style:font-size-asian="10pt" style:font-style-asian="italic" style:font-weight-asian="bold" style:font-name-complex="Font Awesome 5 Brands" style:font-size-complex="10pt" style:font-style-complex="italic" style:font-weight-complex="bold" style:text-emphasize="none" style:text-overline-style="none" style:text-overline-color="font-color"/>
    </style:style>
    <style:style style:name="T33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normal" style:letter-kerning="true" style:font-name-asian="Courier" style:font-size-asian="10pt" style:font-style-asian="italic" style:font-weight-asian="normal" style:font-name-complex="Courier" style:font-size-complex="10pt" style:font-style-complex="italic" style:font-weight-complex="normal" style:text-emphasize="none" style:text-overline-style="none" style:text-overline-color="font-color"/>
    </style:style>
    <style:style style:name="T34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normal" style:letter-kerning="true" style:font-name-asian="Courier" style:font-size-asian="10pt" style:font-style-asian="italic" style:font-weight-asian="bold" style:font-name-complex="Courier" style:font-size-complex="10pt" style:font-style-complex="italic" style:font-weight-complex="bold" style:text-emphasize="none" style:text-overline-style="none" style:text-overline-color="font-color"/>
    </style:style>
    <style:style style:name="T35" style:family="text">
      <style:text-properties fo:color="#0066cc" style:text-outline="false" style:text-line-through-style="none" style:font-name="SF Pro Display" fo:font-size="10pt" fo:letter-spacing="normal" fo:font-style="italic" fo:text-shadow="none" style:text-underline-style="none" fo:font-weight="600" style:letter-kerning="true" style:font-name-asian="Font Awesome 5 Brands" style:font-size-asian="10pt" style:font-style-asian="italic" style:font-weight-asian="bold" style:font-name-complex="Font Awesome 5 Brands" style:font-size-complex="10pt" style:font-style-complex="italic" style:font-weight-complex="bold" style:text-emphasize="none" style:text-overline-style="none" style:text-overline-color="font-color"/>
    </style:style>
    <style:style style:name="T36" style:family="text"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loud" style:font-size-asian="9pt" style:font-style-asian="normal" style:font-weight-asian="normal" style:font-name-complex="Cloud" style:font-size-complex="9pt" style:font-style-complex="normal" style:font-weight-complex="normal" style:text-emphasize="none" style:text-overline-style="none" style:text-overline-color="font-color"/>
    </style:style>
    <style:style style:name="T37" style:family="text">
      <style:text-properties fo:font-variant="normal" fo:text-transform="none" fo:color="#333333" style:text-outline="false" style:text-line-through-style="none" style:font-name="SF Pro Display" fo:font-size="9pt" fo:letter-spacing="0.0043in" fo:font-style="normal" fo:text-shadow="none" style:text-underline-style="none" fo:font-weight="normal" style:letter-kerning="true" style:font-name-asian="Courier" style:font-size-asian="9pt" style:font-style-asian="normal" style:font-weight-asian="normal" style:font-name-complex="Courier" style:font-size-complex="9pt" style:font-style-complex="normal" style:font-weight-complex="normal" style:text-emphasize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fo:font-style="normal" fo:text-shadow="none" style:text-underline-style="none" fo:font-weight="bold" style:letter-kerning="true" fo:background-color="transparent" style:font-name-asian="Cloud" style:font-style-asian="normal" style:font-weight-asian="bold" style:font-name-complex="Cloud" style:font-style-complex="normal" style:font-weight-complex="bold" style:text-emphasize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fo:text-shadow="none" style:text-underline-style="none" style:letter-kerning="true" fo:background-color="transparent" style:font-name-asian="Courier" style:font-name-complex="Courier" style:text-emphasize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fo:text-shadow="none" style:text-underline-style="none" style:letter-kerning="true" fo:background-color="transparent" style:font-name-asian="Cloud" style:font-name-complex="Cloud" style:text-emphasize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fo:text-shadow="none" style:text-underline-style="none" fo:font-weight="bold" style:letter-kerning="true" fo:background-color="transparent" style:font-name-asian="Cloud" style:font-weight-asian="bold" style:font-name-complex="Cloud" style:font-weight-complex="bold" style:text-emphasize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fo:background-color="transparent" style:font-name-asian="Cloud" style:font-size-asian="9.10000038146973pt" style:font-style-asian="normal" style:font-weight-asian="normal" style:font-name-complex="Cloud" style:font-size-complex="9.10000038146973pt" style:font-style-complex="normal" style:font-weight-complex="normal" style:text-emphasize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font-name="SF Pro Display" fo:font-size="9.10000038146973pt" fo:letter-spacing="normal" fo:font-style="normal" fo:text-shadow="none" style:text-underline-style="none" fo:font-weight="bold" style:letter-kerning="true" fo:background-color="transparent" style:font-name-asian="Cloud" style:font-size-asian="9.10000038146973pt" style:font-style-asian="normal" style:font-weight-asian="bold" style:font-name-complex="Cloud" style:font-size-complex="9.10000038146973pt" style:font-style-complex="normal" style:font-weight-complex="bold" style:text-emphasize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font-name="SF Pro Display" fo:font-size="9.10000038146973pt" fo:letter-spacing="normal" fo:font-style="italic" fo:text-shadow="none" style:text-underline-style="none" fo:font-weight="normal" style:letter-kerning="true" fo:background-color="transparent" style:font-name-asian="Courier" style:font-size-asian="9.10000038146973pt" style:font-style-asian="italic" style:font-weight-asian="normal" style:font-name-complex="Courier" style:font-size-complex="9.10000038146973pt" style:font-style-complex="italic" style:font-weight-complex="normal" style:text-emphasize="none" style:text-overline-style="none" style:text-overline-color="font-color"/>
    </style:style>
    <style:style style:name="T45" style:family="text">
      <style:text-properties fo:font-variant="normal" fo:text-transform="none" fo:color="#000000" style:text-outline="false" style:text-line-through-style="none" style:font-name="SF Pro Display" fo:letter-spacing="normal" fo:font-style="normal" fo:text-shadow="none" style:text-underline-style="none" fo:font-weight="bold" style:letter-kerning="true" fo:background-color="transparent" style:font-name-asian="Cloud" style:font-style-asian="normal" style:font-weight-asian="bold" style:font-name-complex="Cloud" style:font-style-complex="normal" style:font-weight-complex="bold" style:text-emphasize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font-name="SF Pro Display" fo:letter-spacing="normal" fo:font-style="normal" fo:text-shadow="none" style:text-underline-style="none" fo:font-weight="normal" style:letter-kerning="true" fo:background-color="transparent" style:font-name-asian="Cloud" style:font-style-asian="normal" style:font-weight-asian="normal" style:font-name-complex="Cloud" style:font-style-complex="normal" style:font-weight-complex="normal" style:text-emphasize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font-name="SF Pro Display" fo:letter-spacing="normal" fo:font-style="italic" fo:text-shadow="none" style:text-underline-style="none" fo:font-weight="normal" style:letter-kerning="true" fo:background-color="transparent" style:font-name-asian="Courier" style:font-style-asian="italic" style:font-weight-asian="normal" style:font-name-complex="Courier" style:font-style-complex="italic" style:font-weight-complex="normal" style:text-emphasize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font-name="SF Pro Display" fo:letter-spacing="normal" fo:text-shadow="none" style:text-underline-style="none" fo:font-weight="bold" style:letter-kerning="true" fo:background-color="transparent" style:font-name-asian="Cloud" style:font-weight-asian="bold" style:font-name-complex="Cloud" style:font-weight-complex="bold" style:text-emphasize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font-name="SF Pro Display" fo:letter-spacing="normal" fo:text-shadow="none" style:text-underline-style="none" fo:font-weight="normal" style:letter-kerning="true" fo:background-color="transparent" style:font-name-asian="Cloud" style:font-weight-asian="normal" style:font-name-complex="Cloud" style:font-weight-complex="normal" style:text-emphasize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font-name="SF Pro Display" fo:letter-spacing="normal" fo:text-shadow="none" style:text-underline-style="none" fo:font-weight="normal" style:letter-kerning="true" fo:background-color="transparent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fo:letter-spacing="normal" fo:text-shadow="none" style:text-underline-style="none" style:letter-kerning="true" fo:background-color="transparent" style:font-name-asian="Cloud" style:font-name-complex="Cloud" style:text-emphasize="none" style:text-overline-style="none" style:text-overline-color="font-color"/>
    </style:style>
    <style:style style:name="T52" style:family="text">
      <style:text-properties fo:font-variant="normal" fo:text-transform="none" fo:color="#000000" style:text-outline="false" style:text-line-through-style="none" fo:letter-spacing="normal" fo:text-shadow="none" style:text-underline-style="none" style:letter-kerning="true" fo:background-color="transparent" style:font-name-asian="Courier" style:font-name-complex="Courier" style:text-emphasize="none" style:text-overline-style="none" style:text-overline-color="font-color"/>
    </style:style>
    <style:style style:name="T53" style:family="text">
      <style:text-properties fo:font-variant="normal" fo:text-transform="none" style:text-outline="false" style:text-line-through-style="none" fo:text-shadow="none" style:text-underline-style="none" fo:font-weight="bold" style:letter-kerning="true" fo:background-color="transparent" style:font-name-asian="Cloud" style:font-weight-asian="bold" style:font-name-complex="Cloud" style:font-weight-complex="bold" style:text-emphasize="none" style:text-overline-style="none" style:text-overline-color="font-color"/>
    </style:style>
    <style:style style:name="T54" style:family="text">
      <style:text-properties fo:font-variant="normal" fo:text-transform="none" style:text-outline="false" style:text-line-through-style="none" fo:text-shadow="none" style:text-underline-style="none" fo:font-weight="bold" style:letter-kerning="true" fo:background-color="transparent" style:font-name-asian="Cloud" style:font-weight-asian="normal" style:font-name-complex="Cloud" style:font-weight-complex="normal" style:text-emphasize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fo:text-shadow="none" style:text-underline-style="none" style:letter-kerning="true" style:text-blinking="false" fo:background-color="transparent" style:font-name-asian="Arial Unicode MS" style:font-style-asian="italic" style:font-weight-asian="normal" style:font-name-complex="Arial Unicode MS" style:font-style-complex="italic" style:font-weight-complex="normal" style:text-emphasize="none" style:text-overline-style="none" style:text-overline-color="font-color"/>
    </style:style>
    <style:style style:name="T56" style:family="text">
      <style:text-properties fo:font-variant="normal" fo:text-transform="none" style:text-outline="false" style:text-line-through-style="none" fo:text-shadow="none" style:text-underline-style="none" style:letter-kerning="true" style:text-blinking="false" fo:background-color="transparent" style:font-name-asian="Arial Unicode MS" style:font-weight-asian="normal" style:font-name-complex="Arial Unicode MS" style:font-weight-complex="normal" style:text-emphasize="none" style:text-overline-style="none" style:text-overline-color="font-color"/>
    </style:style>
    <style:style style:name="T57" style:family="text">
      <style:text-properties fo:font-variant="normal" fo:text-transform="none" fo:font-weight="bold" fo:background-color="transparent" style:font-name-asian="Cloud" style:font-weight-asian="bold" style:font-name-complex="Cloud" style:font-weight-complex="bold"/>
    </style:style>
    <style:style style:name="T58" style:family="text">
      <style:text-properties fo:font-variant="normal" fo:text-transform="none" fo:font-weight="bold" fo:background-color="transparent" style:font-name-asian="Cloud" style:font-name-complex="Cloud"/>
    </style:style>
    <style:style style:name="T59" style:family="text">
      <style:text-properties fo:font-variant="normal" fo:text-transform="none" fo:font-weight="bold" fo:background-color="transparent" style:font-name-asian="Courier" style:font-style-asian="italic" style:font-weight-asian="normal" style:font-name-complex="Courier" style:font-style-complex="italic" style:font-weight-complex="normal"/>
    </style:style>
    <style:style style:name="T60" style:family="text">
      <style:text-properties fo:font-variant="normal" fo:text-transform="none" fo:font-weight="bold" fo:background-color="transparent" style:font-name-asian="Courier" style:font-weight-asian="bold" style:font-name-complex="Courier" style:font-weight-complex="bold"/>
    </style:style>
    <style:style style:name="T61" style:family="text">
      <style:text-properties fo:font-variant="normal" fo:text-transform="none" fo:font-weight="bold" fo:background-color="transparent" style:font-name-asian="Courier" style:font-weight-asian="normal" style:font-name-complex="Courier" style:font-weight-complex="normal"/>
    </style:style>
    <style:style style:name="T62" style:family="text">
      <style:text-properties fo:font-variant="normal" fo:text-transform="none" fo:color="#999999" style:text-outline="false" style:text-line-through-style="none" fo:letter-spacing="normal" fo:font-style="normal" fo:text-shadow="none" style:text-underline-style="none" fo:font-weight="600" style:letter-kerning="true" fo:background-color="transparent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63" style:family="text">
      <style:text-properties fo:font-variant="normal" fo:text-transform="none" fo:color="#999999" style:text-outline="false" style:text-line-through-style="none" fo:letter-spacing="normal" fo:text-shadow="none" style:text-underline-style="none" fo:font-weight="600" style:letter-kerning="true" fo:background-color="transparent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64" style:family="text">
      <style:text-properties fo:font-variant="normal" fo:text-transform="none" fo:color="#999999" style:text-outline="false" style:text-line-through-style="none" fo:text-shadow="none" style:text-underline-style="none" fo:font-weight="600" style:letter-kerning="true" style:text-blinking="false" fo:background-color="transparent" style:font-name-asian="Arial Unicode MS" style:font-weight-asian="normal" style:font-name-complex="Arial Unicode MS" style:font-weight-complex="normal" style:text-emphasize="none" style:text-overline-style="none" style:text-overline-color="font-color"/>
    </style:style>
    <style:style style:name="T65" style:family="text">
      <style:text-properties fo:font-variant="normal" fo:text-transform="none" fo:color="#999999" style:text-outline="false" style:text-line-through-style="none" fo:text-shadow="none" style:text-underline-style="none" fo:font-weight="600" style:letter-kerning="true" fo:background-color="transparent" style:font-name-asian="Cloud" style:font-weight-asian="normal" style:font-name-complex="Cloud" style:font-weight-complex="normal" style:text-emphasize="none" style:text-overline-style="none" style:text-overline-color="font-color"/>
    </style:style>
    <style:style style:name="T66" style:family="text">
      <style:text-properties fo:font-variant="normal" fo:text-transform="none" fo:color="#999999" fo:font-weight="600" fo:background-color="transparent" style:font-name-asian="Courier" style:font-weight-asian="bold" style:font-name-complex="Courier" style:font-weight-complex="bold"/>
    </style:style>
    <style:style style:name="T67" style:family="text">
      <style:text-properties fo:font-variant="normal" fo:text-transform="none" fo:color="#999999" fo:font-weight="600" fo:background-color="transparent" style:font-name-asian="Courier" style:font-weight-asian="normal" style:font-name-complex="Courier" style:font-weight-complex="normal"/>
    </style:style>
    <style:style style:name="T68" style:family="text">
      <style:text-properties fo:font-variant="normal" fo:text-transform="none" style:text-blinking="false" fo:background-color="transparent"/>
    </style:style>
    <style:style style:name="T69" style:family="text">
      <style:text-properties fo:font-variant="normal" fo:text-transform="none" style:text-blinking="false" fo:background-color="transparent" style:font-style-asian="italic" style:font-style-complex="italic"/>
    </style:style>
    <style:style style:name="T70" style:family="text">
      <style:text-properties fo:color="#000000" style:text-outline="false" style:text-line-through-style="none" fo:letter-spacing="normal" fo:font-style="italic" fo:text-shadow="none" style:text-underline-style="none" fo:font-weight="600" style:letter-kerning="true" style:font-name-asian="Courier" style:font-style-asian="italic" style:font-name-complex="Courier" style:font-style-complex="italic" style:text-emphasize="none" style:text-overline-style="none" style:text-overline-color="font-color"/>
    </style:style>
    <style:style style:name="T71" style:family="text">
      <style:text-properties fo:color="#000000" style:text-outline="false" style:text-line-through-style="none" fo:letter-spacing="normal" fo:text-shadow="none" style:text-underline-style="none" fo:font-weight="600" style:letter-kerning="true" style:font-name-asian="Courier" style:font-name-complex="Courier" style:text-emphasize="none" style:text-overline-style="none" style:text-overline-color="font-color"/>
    </style:style>
    <style:style style:name="T72" style:family="text">
      <style:text-properties fo:color="#000000"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73" style:family="text">
      <style:text-properties fo:color="#000000" fo:font-style="italic" fo:font-weight="600" style:font-name-asian="Courier" style:font-style-asian="italic" style:font-weight-asian="bold" style:font-name-complex="Courier" style:font-style-complex="italic" style:font-weight-complex="bold"/>
    </style:style>
    <style:style style:name="T74" style:family="text">
      <style:text-properties fo:color="#000000" fo:font-style="italic" style:text-underline-style="none" fo:font-weight="bold" style:font-name-asian="Courier" style:font-style-asian="italic" style:font-weight-asian="bold" style:font-name-complex="Courier" style:font-style-complex="italic" style:font-weight-complex="bold"/>
    </style:style>
    <style:style style:name="T75" style:family="text">
      <style:text-properties fo:color="#000000" fo:font-style="italic" style:text-underline-style="none" fo:font-weight="600" style:font-name-asian="Courier" style:font-style-asian="italic" style:font-weight-asian="bold" style:font-name-complex="Courier" style:font-style-complex="italic" style:font-weight-complex="bold"/>
    </style:style>
    <style:style style:name="T76" style:family="text">
      <style:text-properties fo:color="#000000" fo:font-style="normal" fo:font-weight="bold" style:font-name-asian="Courier" style:font-style-asian="normal" style:font-weight-asian="bold" style:font-name-complex="Courier" style:font-style-complex="normal" style:font-weight-complex="bold"/>
    </style:style>
    <style:style style:name="T77" style:family="text">
      <style:text-properties fo:color="#000000" fo:font-size="9.19999980926514pt" fo:font-style="italic" style:text-underline-style="none" fo:font-weight="bold" style:font-name-asian="Courier" style:font-size-asian="9.19999980926514pt" style:font-style-asian="italic" style:font-weight-asian="bold" style:font-name-complex="Courier" style:font-size-complex="9.19999980926514pt" style:font-style-complex="italic" style:font-weight-complex="bold"/>
    </style:style>
    <style:style style:name="T78" style:family="text">
      <style:text-properties fo:color="#000000" fo:font-size="9.19999980926514pt" fo:font-style="italic" style:text-underline-style="none" fo:font-weight="600" style:font-name-asian="Courier" style:font-size-asian="9.19999980926514pt" style:font-style-asian="italic" style:font-weight-asian="bold" style:font-name-complex="Courier" style:font-size-complex="9.19999980926514pt" style:font-style-complex="italic" style:font-weight-complex="bold"/>
    </style:style>
    <style:style style:name="T79" style:family="text">
      <style:text-properties fo:color="#000000" fo:font-size="9.19999980926514pt" fo:font-style="italic" fo:font-weight="600" style:font-name-asian="Courier" style:font-size-asian="9.19999980926514pt" style:font-style-asian="italic" style:font-weight-asian="bold" style:font-name-complex="Courier" style:font-size-complex="9.19999980926514pt" style:font-style-complex="italic" style:font-weight-complex="bold"/>
    </style:style>
    <style:style style:name="T80" style:family="text">
      <style:text-properties fo:color="#000000" fo:font-size="9.19999980926514pt" style:text-underline-style="none" fo:font-weight="bold" style:font-name-asian="Courier" style:font-size-asian="9.19999980926514pt" style:font-weight-asian="bold" style:font-name-complex="Courier" style:font-size-complex="9.19999980926514pt" style:font-weight-complex="bold"/>
    </style:style>
    <style:style style:name="T81" style:family="text">
      <style:text-properties fo:color="#000000" fo:font-size="9.19999980926514pt" style:text-underline-style="none" fo:font-weight="bold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82" style:family="text">
      <style:text-properties fo:color="#000000" fo:font-size="9.19999980926514pt" style:text-underline-style="none" fo:font-weight="600" style:font-name-asian="Courier" style:font-size-asian="9.19999980926514pt" style:font-weight-asian="bold" style:font-name-complex="Courier" style:font-size-complex="9.19999980926514pt" style:font-weight-complex="bold"/>
    </style:style>
    <style:style style:name="T83" style:family="text">
      <style:text-properties fo:color="#000000" fo:font-size="9.19999980926514pt" style:text-underline-style="none" fo:font-weight="600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84" style:family="text">
      <style:text-properties fo:color="#000000" fo:font-size="9.19999980926514pt" fo:font-weight="600" style:font-name-asian="Courier" style:font-size-asian="9.19999980926514pt" style:font-weight-asian="bold" style:font-name-complex="Courier" style:font-size-complex="9.19999980926514pt" style:font-weight-complex="bold"/>
    </style:style>
    <style:style style:name="T85" style:family="text">
      <style:text-properties fo:color="#000000" fo:font-size="9.19999980926514pt" fo:font-weight="600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86" style:family="text">
      <style:text-properties fo:color="#000000" fo:font-weight="bold" style:font-name-asian="Courier" style:font-weight-asian="bold" style:font-name-complex="Courier" style:font-weight-complex="bold"/>
    </style:style>
    <style:style style:name="T87" style:family="text">
      <style:text-properties fo:color="#000000" fo:font-weight="600" style:font-name-asian="Courier" style:font-weight-asian="bold" style:font-name-complex="Courier" style:font-weight-complex="bold"/>
    </style:style>
    <style:style style:name="T88" style:family="text">
      <style:text-properties fo:color="#111111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style:font-name-asian="Courier" style:font-size-asian="9.10000038146973pt" style:font-style-asian="normal" style:font-weight-asian="bold" style:font-name-complex="Courier" style:font-size-complex="9.10000038146973pt" style:font-style-complex="normal" style:font-weight-complex="bold" style:text-emphasize="none" style:text-overline-style="none" style:text-overline-color="font-color"/>
    </style:style>
    <style:style style:name="T89" style:family="text">
      <style:text-properties fo:color="#111111" style:text-outline="false" style:text-line-through-style="none" style:font-name="SF Pro Display" fo:font-size="9.10000038146973pt" fo:letter-spacing="normal" fo:font-style="normal" fo:text-shadow="none" style:text-underline-style="none" fo:font-weight="normal" style:letter-kerning="true" style:font-name-asian="Courier" style:font-size-asian="9.10000038146973pt" style:font-style-asian="normal" style:font-weight-asian="normal" style:font-name-complex="Courier" style:font-size-complex="9.10000038146973pt" style:font-style-complex="normal" style:font-weight-complex="normal" style:text-emphasize="none" style:text-overline-style="none" style:text-overline-color="font-color"/>
    </style:style>
    <style:style style:name="T90" style:family="text">
      <style:text-properties fo:color="#111111" style:text-outline="false" style:text-line-through-style="none" style:font-name="SF Pro Display" fo:font-size="9.10000038146973pt" fo:letter-spacing="normal" fo:font-style="normal" fo:text-shadow="none" style:text-underline-style="none" fo:font-weight="bold" style:letter-kerning="true" style:font-name-asian="Courier" style:font-size-asian="9.10000038146973pt" style:font-style-asian="normal" style:font-weight-asian="bold" style:font-name-complex="Courier" style:font-size-complex="9.10000038146973pt" style:font-style-complex="normal" style:font-weight-complex="bold" style:text-emphasize="none" style:text-overline-style="none" style:text-overline-color="font-color"/>
    </style:style>
    <style:style style:name="T91" style:family="text">
      <style:text-properties fo:color="#111111" style:text-outline="false" style:text-line-through-style="none" style:font-name="SF Pro Display" fo:font-size="9.10000038146973pt" fo:letter-spacing="normal" fo:font-style="normal" fo:text-shadow="none" style:text-underline-style="none" fo:font-weight="bold" style:letter-kerning="true" style:font-name-asian="Courier" style:font-size-asian="9.10000038146973pt" style:font-style-asian="normal" style:font-weight-asian="normal" style:font-name-complex="Courier" style:font-size-complex="9.10000038146973pt" style:font-style-complex="normal" style:font-weight-complex="normal" style:text-emphasize="none" style:text-overline-style="none" style:text-overline-color="font-color"/>
    </style:style>
    <style:style style:name="T92" style:family="text">
      <style:text-properties fo:color="#111111" style:text-outline="false" style:text-line-through-style="none" style:font-name="SF Pro Display" fo:letter-spacing="normal" fo:font-style="normal" fo:text-shadow="none" style:text-underline-style="none" fo:font-weight="bold" style:letter-kerning="true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93" style:family="text">
      <style:text-properties fo:color="#111111" style:text-outline="false" style:text-line-through-style="none" style:font-name="SF Pro Display" fo:letter-spacing="normal" fo:font-style="normal" fo:text-shadow="none" style:text-underline-style="none" fo:font-weight="bold" style:letter-kerning="true" style:font-name-asian="Courier" style:font-style-asian="normal" style:font-weight-asian="normal" style:font-name-complex="Courier" style:font-style-complex="normal" style:font-weight-complex="normal" style:text-emphasize="none" style:text-overline-style="none" style:text-overline-color="font-color"/>
    </style:style>
    <style:style style:name="T94" style:family="text">
      <style:text-properties fo:color="#111111" style:text-outline="false" style:text-line-through-style="none" style:font-name="SF Pro Display" fo:letter-spacing="normal" fo:font-style="normal" fo:text-shadow="none" style:text-underline-style="none" fo:font-weight="normal" style:letter-kerning="true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95" style:family="text">
      <style:text-properties fo:color="#111111" style:text-outline="false" style:text-line-through-style="none" style:font-name="SF Pro Display" fo:letter-spacing="normal" fo:font-style="normal" fo:text-shadow="none" style:text-underline-style="none" fo:font-weight="normal" style:letter-kerning="true" style:font-name-asian="Courier" style:font-style-asian="normal" style:font-weight-asian="normal" style:font-name-complex="Courier" style:font-style-complex="normal" style:font-weight-complex="normal" style:text-emphasize="none" style:text-overline-style="none" style:text-overline-color="font-color"/>
    </style:style>
    <style:style style:name="T96" style:family="text">
      <style:text-properties fo:color="#111111" style:text-outline="false" style:text-line-through-style="none" style:font-name="SF Pro Display" fo:letter-spacing="normal" fo:text-shadow="none" style:text-underline-style="none" fo:font-weight="bold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97" style:family="text">
      <style:text-properties fo:color="#111111" style:text-outline="false" style:text-line-through-style="none" style:font-name="SF Pro Display" fo:letter-spacing="normal" fo:text-shadow="none" style:text-underline-style="none" fo:font-weight="bold" style:letter-kerning="true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98" style:family="text">
      <style:text-properties fo:color="#111111" style:text-outline="false" style:text-line-through-style="none" style:font-name="SF Pro Display" fo:letter-spacing="normal" fo:text-shadow="none" style:text-underline-style="none" fo:font-weight="normal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99" style:family="text">
      <style:text-properties fo:color="#111111" style:text-outline="false" style:text-line-through-style="none" style:font-name="SF Pro Display" fo:letter-spacing="normal" fo:text-shadow="none" style:text-underline-style="none" fo:font-weight="normal" style:letter-kerning="true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100" style:family="text">
      <style:text-properties fo:font-weight="bold"/>
    </style:style>
    <style:style style:name="T101" style:family="text">
      <style:text-properties fo:font-weight="bold" style:font-name-asian="Courier" style:font-weight-asian="bold" style:font-name-complex="Courier" style:font-weight-complex="bold"/>
    </style:style>
    <style:style style:name="T102" style:family="text">
      <style:text-properties fo:font-weight="bold" style:font-name-asian="Courier" style:font-name-complex="Courier"/>
    </style:style>
    <style:style style:name="T103" style:family="text">
      <style:text-properties fo:font-weight="bold" style:font-name-asian="Cloud" style:font-weight-asian="bold" style:font-name-complex="Cloud" style:font-weight-complex="bold"/>
    </style:style>
    <style:style style:name="T104" style:family="text">
      <style:text-properties fo:font-weight="bold" style:font-name-asian="Cloud" style:font-name-complex="Clou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style="normal" fo:font-weight="bold" style:font-name-asian="Courier" style:font-name-complex="Courier"/>
    </style:style>
    <style:style style:name="T107" style:family="text">
      <style:text-properties fo:font-style="italic" fo:font-weight="600" style:font-name-asian="Courier" style:font-style-asian="italic" style:font-name-complex="Courier" style:font-style-complex="italic"/>
    </style:style>
    <style:style style:name="T108" style:family="text">
      <style:text-properties fo:font-style="italic" fo:font-weight="600" style:font-name-asian="Courier" style:font-style-asian="italic" style:font-weight-asian="bold" style:font-name-complex="Courier" style:font-style-complex="italic" style:font-weight-complex="bold"/>
    </style:style>
    <style:style style:name="T10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0" style:family="text">
      <style:text-properties fo:font-style="italic" fo:font-weight="bold" style:font-name-asian="Courier" style:font-style-asian="italic" style:font-weight-asian="bold" style:font-name-complex="Courier" style:font-style-complex="italic" style:font-weight-complex="bold"/>
    </style:style>
    <style:style style:name="T111" style:family="text">
      <style:text-properties style:text-outline="false" style:text-line-through-style="none" fo:font-style="italic" fo:text-shadow="none" style:text-underline-style="none" fo:font-weight="bold" style:letter-kerning="true" style:font-name-asian="Courier" style:font-style-asian="italic" style:font-weight-asian="normal" style:font-name-complex="Courier" style:font-style-complex="italic" style:font-weight-complex="normal" style:text-emphasize="none" style:text-overline-style="none" style:text-overline-color="font-color"/>
    </style:style>
    <style:style style:name="T112" style:family="text">
      <style:text-properties style:text-outline="false" style:text-line-through-style="none" fo:text-shadow="none" style:text-underline-style="none" fo:font-weight="bold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113" style:family="text">
      <style:text-properties style:text-outline="false" style:text-line-through-style="none" fo:text-shadow="none" style:text-underline-style="none" fo:font-weight="bold" style:letter-kerning="true" style:font-name-asian="Courier" style:font-weight-asian="normal" style:font-name-complex="Courier" style:font-weight-complex="normal" style:text-emphasize="none" style:text-overline-style="none" style:text-overline-color="font-color"/>
    </style:style>
    <style:style style:name="T114" style:family="text">
      <style:text-properties style:text-outline="false" style:text-line-through-style="none" fo:text-shadow="none" style:text-underline-style="none" fo:font-weight="bold" style:letter-kerning="true" style:font-name-asian="Cloud" style:font-weight-asian="bold" style:font-name-complex="Cloud" style:font-weight-complex="bold" style:text-emphasize="none" style:text-overline-style="none" style:text-overline-color="font-color"/>
    </style:style>
    <style:style style:name="T115" style:family="text">
      <style:text-properties style:text-outline="false" style:text-line-through-style="none" fo:letter-spacing="normal" fo:font-style="normal" fo:text-shadow="none" style:text-underline-style="none" fo:font-weight="bold" style:letter-kerning="true" style:font-name-asian="Courier" style:font-style-asian="normal" style:font-name-complex="Courier" style:font-style-complex="normal" style:text-emphasize="none" style:text-overline-style="none" style:text-overline-color="font-color"/>
    </style:style>
    <style:style style:name="T116" style:family="text">
      <style:text-properties style:text-outline="false" style:text-line-through-style="none" fo:letter-spacing="normal" fo:font-style="italic" fo:text-shadow="none" style:text-underline-style="none" fo:font-weight="bold" style:letter-kerning="true" style:font-name-asian="Courier" style:font-style-asian="italic" style:font-name-complex="Courier" style:font-style-complex="italic" style:text-emphasize="none" style:text-overline-style="none" style:text-overline-color="font-color"/>
    </style:style>
    <style:style style:name="T117" style:family="text">
      <style:text-properties style:text-outline="false" style:text-line-through-style="none" fo:letter-spacing="normal" fo:font-style="italic" fo:text-shadow="none" style:text-underline-style="none" style:letter-kerning="true" style:font-name-asian="Courier" style:font-style-asian="italic" style:font-name-complex="Courier" style:font-style-complex="italic" style:text-emphasize="none" style:text-overline-style="none" style:text-overline-color="font-color"/>
    </style:style>
    <style:style style:name="T118" style:family="text">
      <style:text-properties style:text-outline="false" style:text-line-through-style="none" fo:letter-spacing="normal" fo:text-shadow="none" style:text-underline-style="none" fo:font-weight="bold" style:letter-kerning="true" style:font-name-asian="Courier" style:font-style-asian="normal" style:font-name-complex="Courier" style:font-style-complex="normal" style:text-emphasize="none" style:text-overline-style="none" style:text-overline-color="font-color"/>
    </style:style>
    <style:style style:name="T119" style:family="text">
      <style:text-properties style:text-outline="false" style:text-line-through-style="none" fo:letter-spacing="normal" fo:text-shadow="none" style:text-underline-style="none" fo:font-weight="bold" style:letter-kerning="true" style:font-name-asian="Courier" style:font-name-complex="Courier" style:text-emphasize="none" style:text-overline-style="none" style:text-overline-color="font-color"/>
    </style:style>
    <style:style style:name="T120" style:family="text">
      <style:text-properties style:text-outline="false" style:text-line-through-style="none" fo:letter-spacing="normal" fo:text-shadow="none" style:text-underline-style="none" style:letter-kerning="true" style:font-name-asian="Courier" style:font-name-complex="Courier" style:text-emphasize="none" style:text-overline-style="none" style:text-overline-color="font-color"/>
    </style:style>
    <style:style style:name="T121" style:family="text">
      <style:text-properties fo:color="#999999" style:text-outline="false" style:text-line-through-style="none" fo:letter-spacing="normal" fo:font-style="normal" fo:text-shadow="none" style:text-underline-style="none" fo:font-weight="600" style:letter-kerning="true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122" style:family="text">
      <style:text-properties fo:color="#999999" style:text-outline="false" style:text-line-through-style="none" fo:letter-spacing="normal" fo:text-shadow="none" style:text-underline-style="none" fo:font-weight="600" style:letter-kerning="true" style:font-name-asian="Courier" style:font-style-asian="normal" style:font-weight-asian="bold" style:font-name-complex="Courier" style:font-style-complex="normal" style:font-weight-complex="bold" style:text-emphasize="none" style:text-overline-style="none" style:text-overline-color="font-color"/>
    </style:style>
    <style:style style:name="T123" style:family="text">
      <style:text-properties fo:color="#999999" style:text-outline="false" style:text-line-through-style="none" fo:letter-spacing="normal" fo:text-shadow="none" style:text-underline-style="none" fo:font-weight="600" style:letter-kerning="true" style:font-name-asian="Courier" style:font-weight-asian="bold" style:font-name-complex="Courier" style:font-weight-complex="bold" style:text-emphasize="none" style:text-overline-style="none" style:text-overline-color="font-color"/>
    </style:style>
    <style:style style:name="T124" style:family="text">
      <style:text-properties fo:color="#999999" style:text-outline="false" style:text-line-through-style="none" fo:font-size="9.19999980926514pt" fo:letter-spacing="normal" fo:text-shadow="none" style:text-underline-style="none" fo:font-weight="600" style:letter-kerning="true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 style:text-emphasize="none" style:text-overline-style="none" style:text-overline-color="font-color"/>
    </style:style>
    <style:style style:name="T125" style:family="text">
      <style:text-properties fo:color="#999999" style:text-outline="false" style:text-line-through-style="none" fo:font-size="9.19999980926514pt" fo:letter-spacing="normal" fo:text-shadow="none" style:text-underline-style="none" fo:font-weight="600" style:letter-kerning="true" style:font-name-asian="Courier" style:font-size-asian="9.19999980926514pt" style:font-weight-asian="bold" style:font-name-complex="Courier" style:font-size-complex="9.19999980926514pt" style:font-weight-complex="bold" style:text-emphasize="none" style:text-overline-style="none" style:text-overline-color="font-color"/>
    </style:style>
    <style:style style:name="T126" style:family="text">
      <style:text-properties fo:color="#999999" style:text-outline="false" style:text-line-through-style="none" fo:font-size="9.19999980926514pt" fo:letter-spacing="normal" fo:font-style="italic" fo:text-shadow="none" style:text-underline-style="none" fo:font-weight="600" style:letter-kerning="true" style:font-name-asian="Courier" style:font-size-asian="9.19999980926514pt" style:font-style-asian="italic" style:font-weight-asian="bold" style:font-name-complex="Courier" style:font-size-complex="9.19999980926514pt" style:font-style-complex="italic" style:font-weight-complex="bold" style:text-emphasize="none" style:text-overline-style="none" style:text-overline-color="font-color"/>
    </style:style>
    <style:style style:name="T127" style:family="text">
      <style:text-properties fo:color="#999999" fo:font-weight="600"/>
    </style:style>
    <style:style style:name="T128" style:family="text">
      <style:text-properties fo:font-weight="600" style:font-weight-asian="bold" style:font-weight-complex="bold"/>
    </style:style>
    <style:style style:name="T129" style:family="text">
      <style:text-properties fo:font-weight="600" style:font-name-asian="Courier" style:font-name-complex="Courier"/>
    </style:style>
    <style:style style:name="T130" style:family="text">
      <style:text-properties style:font-name-asian="Cloud" style:font-name-complex="Cloud"/>
    </style:style>
    <style:style style:name="T131" style:family="text">
      <style:text-properties fo:font-size="9.19999980926514pt" fo:font-weight="bold" style:font-name-asian="Courier" style:font-size-asian="9.19999980926514pt" style:font-weight-asian="bold" style:font-name-complex="Courier" style:font-size-complex="9.19999980926514pt" style:font-weight-complex="bold"/>
    </style:style>
    <style:style style:name="T132" style:family="text">
      <style:text-properties fo:font-size="9.19999980926514pt" fo:font-weight="bold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T133" style:family="text">
      <style:text-properties fo:font-size="9.19999980926514pt" fo:font-weight="bold" style:font-size-asian="9.19999980926514pt" style:font-weight-asian="bold" style:font-size-complex="9.19999980926514pt" style:font-weight-complex="bold"/>
    </style:style>
    <style:style style:name="T134" style:family="text">
      <style:text-properties fo:font-size="9.19999980926514pt" fo:font-weight="bold" style:font-size-asian="9.19999980926514pt" style:font-style-asian="normal" style:font-weight-asian="bold" style:font-size-complex="9.19999980926514pt" style:font-style-complex="normal" style:font-weight-complex="bold"/>
    </style:style>
    <style:style style:name="T135" style:family="text">
      <style:text-properties fo:font-size="9.19999980926514pt" fo:font-style="italic" fo:font-weight="600" style:font-name-asian="Courier" style:font-size-asian="9.19999980926514pt" style:font-style-asian="italic" style:font-name-complex="Courier" style:font-size-complex="9.19999980926514pt" style:font-style-complex="italic"/>
    </style:style>
    <style:style style:name="T136" style:family="text">
      <style:text-properties fo:font-size="9.19999980926514pt" fo:font-style="italic" fo:font-weight="600" style:font-name-asian="Courier" style:font-size-asian="9.19999980926514pt" style:font-style-asian="italic" style:font-weight-asian="bold" style:font-name-complex="Courier" style:font-size-complex="9.19999980926514pt" style:font-style-complex="italic" style:font-weight-complex="bold"/>
    </style:style>
    <style:style style:name="T137" style:family="text">
      <style:text-properties fo:font-size="9.19999980926514pt" fo:font-style="italic" fo:font-weight="600" style:font-size-asian="9.19999980926514pt" style:font-style-asian="italic" style:font-weight-asian="bold" style:font-size-complex="9.19999980926514pt" style:font-style-complex="italic" style:font-weight-complex="bold"/>
    </style:style>
    <style:style style:name="T138" style:family="text">
      <style:text-properties fo:font-size="9.19999980926514pt" fo:font-style="italic" fo:font-weight="bold" style:font-name-asian="Courier" style:font-size-asian="9.19999980926514pt" style:font-style-asian="italic" style:font-weight-asian="bold" style:font-name-complex="Courier" style:font-size-complex="9.19999980926514pt" style:font-style-complex="italic" style:font-weight-complex="bold"/>
    </style:style>
    <style:style style:name="T139" style:family="text">
      <style:text-properties fo:font-size="9.19999980926514pt" fo:font-style="italic" fo:font-weight="bold" style:font-size-asian="9.19999980926514pt" style:font-style-asian="italic" style:font-weight-asian="bold" style:font-size-complex="9.19999980926514pt" style:font-style-complex="italic" style:font-weight-complex="bold"/>
    </style:style>
    <style:style style:name="T140" style:family="text">
      <style:text-properties fo:font-size="9.19999980926514pt" fo:font-weight="600" style:font-size-asian="9.19999980926514pt" style:font-weight-asian="bold" style:font-size-complex="9.19999980926514pt" style:font-weight-complex="bold"/>
    </style:style>
    <style:style style:name="T141" style:family="text">
      <style:text-properties fo:font-size="9.19999980926514pt" fo:font-weight="600" style:font-size-asian="9.19999980926514pt" style:font-style-asian="normal" style:font-weight-asian="bold" style:font-size-complex="9.19999980926514pt" style:font-style-complex="normal" style:font-weight-complex="bold"/>
    </style:style>
    <style:style style:name="T142" style:family="text">
      <style:text-properties fo:font-size="9.19999980926514pt" fo:font-weight="600" style:font-name-asian="Courier" style:font-size-asian="9.19999980926514pt" style:font-name-complex="Courier" style:font-size-complex="9.19999980926514pt"/>
    </style:style>
    <style:style style:name="T143" style:family="text">
      <style:text-properties fo:font-size="9.19999980926514pt" fo:font-weight="600" style:font-name-asian="Courier" style:font-size-asian="9.19999980926514pt" style:font-weight-asian="bold" style:font-name-complex="Courier" style:font-size-complex="9.19999980926514pt" style:font-weight-complex="bold"/>
    </style:style>
    <style:style style:name="T144" style:family="text">
      <style:text-properties fo:font-size="9.19999980926514pt" fo:font-weight="600" style:font-name-asian="Courier" style:font-size-asian="9.19999980926514pt" style:font-style-asian="normal" style:font-name-complex="Courier" style:font-size-complex="9.19999980926514pt" style:font-style-complex="normal"/>
    </style:style>
    <style:style style:name="T145" style:family="text">
      <style:text-properties fo:font-size="9.19999980926514pt" fo:font-weight="600" style:font-name-asian="Courier" style:font-size-asian="9.19999980926514pt" style:font-style-asian="normal" style:font-weight-asian="bold" style:font-name-complex="Courier" style:font-size-complex="9.19999980926514pt" style:font-style-complex="normal" style:font-weight-complex="bold"/>
    </style:style>
    <style:style style:name="fr1" style:family="graphic" style:parent-style-name="Frame">
      <style:graphic-properties fo:margin-left="0in" fo:margin-right="0in" fo:margin-top="0in" fo:margin-bottom="0in" style:vertical-pos="from-top" style:vertical-rel="paragraph" style:horizontal-pos="from-left" style:horizontal-rel="paragraph" fo:padding="0in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space" fo:text-indent="-0.3in" fo:margin-left="0.65in"/>
        </style:list-level-properties>
        <style:text-properties style:font-name="SF Pro Display1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May 2020 computer science student</text:p>
          </table:table-cell>
          <table:table-cell table:style-name="Table1.A1" office:value-type="string">
            <text:p text:style-name="P6">832-630-7998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<text:a xlink:type="simple" xlink:href="http://willx.org/github" text:style-name="Internet_20_link" text:visited-style-name="Visited_20_Internet_20_Link"><text:span text:style-name="T36">willx.org/github</text:span></text:a></text:p>
          </table:table-cell>
        </table:table-row>
        <table:table-row table:style-name="Table1.2">
          <table:table-cell table:style-name="Table1.A1" office:value-type="string">
            <text:p text:style-name="P5"><draw:frame draw:style-name="fr1" draw:name="Frame2" text:anchor-type="paragraph" svg:x="-2.6508in" svg:y="-0.1591in" svg:width="2.6453in" draw:z-index="0"><draw:text-box fo:min-height="0.4327in"><text:p text:style-name="P14">William X.</text:p></draw:text-box></draw:frame>from Austin, TX applying to summer internships</text:p>
          </table:table-cell>
          <table:table-cell table:style-name="Table1.A1" office:value-type="string">
            <text:p text:style-name="P1"><text:a xlink:type="simple" xlink:href="mailto:will@willx.org" text:style-name="Internet_20_link" text:visited-style-name="Visited_20_Internet_20_Link"><text:span text:style-name="T36">will@willx.org</text:span></text:a>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"><text:a xlink:type="simple" xlink:href="http://willx.org/linkedin" text:style-name="Internet_20_link" text:visited-style-name="Visited_20_Internet_20_Link"><text:span text:style-name="T36">willx.org/linkedin</text:span></text:a></text:p>
          </table:table-cell>
        </table:table-row>
        <table:table-row table:style-name="Table1.3">
          <table:table-cell table:style-name="Table1.A1" office:value-type="string">
            <text:p text:style-name="P5"><text:span text:style-name="T130">for </text:span>software engineering in TX, NY and CA</text:p>
          </table:table-cell>
          <table:table-cell table:style-name="Table1.A1" office:value-type="string">
            <text:p text:style-name="P3"><text:a xlink:type="simple" xlink:href="http://willx.org/" text:style-name="Internet_20_link" text:visited-style-name="Visited_20_Internet_20_Link"><text:span text:style-name="T37">willx.org</text:span></text:a>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"><text:a xlink:type="simple" xlink:href="http://willx.org/devpost" text:style-name="Internet_20_link" text:visited-style-name="Visited_20_Internet_20_Link"><text:span text:style-name="T36">willx.org/devpost</text:span></text:a></text:p>
          </table:table-cell>
        </table:table-row>
      </table:table>
      <text:p text:style-name="P13"><text:span text:style-name="T15">EDUCATION<text:tab/><text:tab/></text:span><text:span text:style-name="T18">Details about </text:span><text:span text:style-name="T16">other skills</text:span><text:span text:style-name="T18">, </text:span><text:span text:style-name="T16">student organizations</text:span><text:span text:style-name="T18">, and </text:span><text:span text:style-name="T16">volunteering</text:span><text:span text:style-name="T18"> available at </text:span><text:a xlink:type="simple" xlink:href="http://willx.org/linkedin" text:style-name="Internet_20_link" text:visited-style-name="Visited_20_Internet_20_Link"><text:span text:style-name="T16">willx.org/linkedin</text:span></text:a></text:p>
      <text:p text:style-name="P16"><text:span text:style-name="T86">Bachelor of Science (B.S), Computer Science - </text:span><text:span text:style-name="T86">T</text:span><text:span text:style-name="T105">he University of Texas at Austin</text:span><text:span text:style-name="T102"><text:tab/></text:span><text:span text:style-name="T123">August 2017 - May 2020</text:span></text:p>
      <text:list xml:id="list1632039960387477419" text:style-name="L1">
        <text:list-item>
          <text:p text:style-name="P34"><text:span text:style-name="T100">Coursework -</text:span> data structures, discrete mathematics, computer architecture, operating systems, competitive programming, differential, integral and multivariable calculus, statistics, linear algebra, engineering physics, accounting, macroeconomics</text:p>
        </text:list-item>
        <text:list-item>
          <text:p text:style-name="P36"><text:span text:style-name="T119">Founder and President - </text:span><text:span text:style-name="T119">Texas FIRE</text:span><text:span text:style-name="T120">: </text:span><text:span text:style-name="T71">student organization for promoting Financial Intelligence and Responsibility</text:span></text:p>
          <text:list>
            <text:list-item>
              <text:p text:style-name="P35"><text:s/>Lead and establish a finance organization to help students raise their financial literacy and to promote financial responsibility.</text:p>
            </text:list-item>
          </text:list>
        </text:list-item>
        <text:list-item>
          <text:p text:style-name="P15"><text:span text:style-name="T119">Student Officer and Lecturer - </text:span><text:span text:style-name="T119">Longhorn Mobile Development: </text:span><text:span text:style-name="T71">on-campus student-led mobile development organization</text:span></text:p>
          <text:list>
            <text:list-item>
              <text:p text:style-name="P35"><text:s/>Perform iOS mobile development lectures and provide mentorship for students across disciplines and varying technical abilities.</text:p>
            </text:list-item>
          </text:list>
        </text:list-item>
      </text:list>
      <text:p text:style-name="P12"><text:span text:style-name="T15">SKILLS<text:tab/><text:tab/></text:span><text:span text:style-name="T21">Other</text:span><text:span text:style-name="T18"> </text:span><text:span text:style-name="T16">projects</text:span><text:span text:style-name="T18">, </text:span><text:span text:style-name="T16">honors</text:span><text:span text:style-name="T18">, and</text:span><text:span text:style-name="T16"> skills</text:span><text:span text:style-name="T18"> available at</text:span><text:span text:style-name="T20"> </text:span><text:a xlink:type="simple" xlink:href="http://willx.org/linkedin" text:style-name="Internet_20_link" text:visited-style-name="Visited_20_Internet_20_Link"><text:span text:style-name="T16">willx.org/linkedin</text:span></text:a></text:p>
      <text:p text:style-name="P20"><text:span text:style-name="T96">Programming -</text:span><text:span text:style-name="T98"> Python, Java, C++, C, PHP, JavaScript, HTML, CSS &amp; SASS, Swift iOS </text:span></text:p>
      <text:p text:style-name="P20"><text:span text:style-name="T97">Tools - </text:span><text:span text:style-name="T96"><text:s/></text:span><text:span text:style-name="T99">React.js, React Native, Node.js, Xcode, Google Firebase, Amazon: AWS, <text:s/>Parse, Heroku, Selenium, BeautifulSoup, Git</text:span></text:p>
      <text:p text:style-name="P20"><text:span text:style-name="T97">Interests - </text:span><text:span text:style-name="T99">Finance, Stock Trading, 3D Printing/Design, Traveling, Fitness, Music, Research, Cybersecurity, Machine Learning</text:span></text:p>
      <text:p text:style-name="P20"><text:span text:style-name="T48">Achievements - </text:span><text:span text:style-name="T49">Achieved a perfect score on the AP Computer Science</text:span><text:span text:style-name="T50">, </text:span><text:span text:style-name="T49">AP Calculus BC</text:span><text:span text:style-name="T50">, </text:span><text:span text:style-name="T49">and AP Macroeconomics tests</text:span></text:p>
      <text:list xml:id="list494539862" text:continue-numbering="true" text:style-name="L1">
        <text:list-item>
          <text:list>
            <text:list-header>
              <text:p text:style-name="P18"><text:span text:style-name="T39">Achieved third place at</text:span><text:span text:style-name="T40"> the</text:span><text:span text:style-name="T39"> </text:span><text:span text:style-name="T40">University Interscholastic League (UIL) computer programming competition</text:span></text:p>
              <text:p text:style-name="P19"><text:span text:style-name="T51">Awarded the highest rating in the</text:span><text:span text:style-name="T52"> </text:span><text:span text:style-name="T51">University Interscholastic League (UIL) for music for seven consecutive years</text:span></text:p>
            </text:list-header>
          </text:list>
        </text:list-item>
      </text:list>
      <text:p text:style-name="P12"><text:span text:style-name="T15">EXPERIENCE<text:tab/><text:tab/></text:span><text:span text:style-name="T21">P</text:span><text:span text:style-name="T18">revious </text:span><text:span text:style-name="T16">internship</text:span><text:span text:style-name="T18">, </text:span><text:span text:style-name="T16">teaching</text:span><text:span text:style-name="T18">, and </text:span><text:span text:style-name="T16">management</text:span><text:span text:style-name="T18"> experience details available at</text:span><text:span text:style-name="T20"> </text:span><text:a xlink:type="simple" xlink:href="http://willx.org/linkedin" text:style-name="Internet_20_link" text:visited-style-name="Visited_20_Internet_20_Link"><text:span text:style-name="T16">willx.org/linkedin</text:span></text:a></text:p>
      <text:p text:style-name="P10"><text:span text:style-name="T132">Software Engineering Intern – </text:span><text:a xlink:type="simple" xlink:href="https://www.trinet.com/" text:style-name="Internet_20_link" text:visited-style-name="Visited_20_Internet_20_Link"><text:span text:style-name="T81">TriNet</text:span></text:a><text:span text:style-name="T85">: publicly traded cloud-based HR solutions provider</text:span><text:span text:style-name="T144"><text:tab/></text:span><text:span text:style-name="T124">June 2018 – August 2018</text:span></text:p>
      <text:list xml:id="list133973939" text:continue-numbering="true" text:style-name="L1">
        <text:list-item>
          <text:p text:style-name="P34">Saving hundreds of hours of manual data-entry for over 16,000 companies by building an application to automatically generate expense reports from images of expense receipts.</text:p>
        </text:list-item>
        <text:list-item>
          <text:p text:style-name="P34">Developed a noise reduction algorithm in PHP to filter and extract relevant info from noisy Tesseract Optical-Character-Recognition data.</text:p>
        </text:list-item>
        <text:list-item>
          <text:p text:style-name="P34">Accelerated development by creating a batch testing suite to assess the algorithm's accuracy on hundreds of images and data points.</text:p>
        </text:list-item>
        <text:list-item>
          <text:p text:style-name="P34">Skills applied: PHP, HTML/CSS, JavaScript, open source Tesseract OCR, automated testing, image-to-text, Jira, Beanstalk, Gitlab</text:p>
        </text:list-item>
      </text:list>
      <text:p text:style-name="P9"><text:span text:style-name="T134">Technical Program Manager –</text:span><text:span text:style-name="T141"> </text:span><text:a xlink:type="simple" xlink:href="https://www.codepath.com/" text:style-name="Internet_20_link" text:visited-style-name="Visited_20_Internet_20_Link"><text:span text:style-name="T81">CodePath</text:span></text:a><text:span text:style-name="T85">: full-stack iOS development course taught at Facebook</text:span><text:span text:style-name="T144"><text:tab/></text:span><text:span text:style-name="T124">August 2018 - Current</text:span></text:p>
      <text:list xml:id="list301357912" text:continue-numbering="true" text:style-name="L1">
        <text:list-item>
          <text:p text:style-name="P34">Foster campus-wide mobile development interest by leading and establishing an iOS course to mentor students through the development of over 8 iPhone apps across 12 weeks of lectures and lab-based development.</text:p>
        </text:list-item>
        <text:list-item>
          <text:p text:style-name="P34">Train students in industry relevant skills such as connecting with APIs, creating clean functional user experiences, incorporating device hardware features such as geolocation and camera access, and designing and implementing a custom NoSQL backend API service.</text:p>
        </text:list-item>
        <text:list-item>
          <text:p text:style-name="P34">Skills applied: Swift iOS, Twitter API, Yelp API, teaching and mentorship, designing and creating backend APIs, UI Design, animations</text:p>
        </text:list-item>
      </text:list>
      <text:p text:style-name="P9"><text:span text:style-name="T132">Web Developer -</text:span><text:span text:style-name="T145"> </text:span><text:a xlink:type="simple" xlink:href="https://www.darbieangell.com/" text:style-name="Internet_20_link" text:visited-style-name="Visited_20_Internet_20_Link"><text:span text:style-name="T81">Darbie Angell</text:span></text:a><text:span text:style-name="T85">: e-commerce platform for modern dinnerware at darbieangell.com</text:span><text:span text:style-name="T144"><text:tab/></text:span><text:span text:style-name="T124">March 2018 – April 2018</text:span></text:p>
      <text:list xml:id="list320214553" text:continue-numbering="true" text:style-name="L1">
        <text:list-item>
          <text:p text:style-name="P34">Upgraded the central homepage using responsive web design concepts, Javascript, HTML, CSS, and Liquid markup.</text:p>
        </text:list-item>
        <text:list-item>
          <text:p text:style-name="P34">Committed to excellent service by providing troubleshooting and support 6 months following initial project completion.</text:p>
        </text:list-item>
      </text:list>
      <text:p text:style-name="P9"><text:span text:style-name="T132">Warehouse Manager - </text:span><text:a xlink:type="simple" xlink:href="https://www.hytons.com/" text:style-name="Internet_20_link" text:visited-style-name="Visited_20_Internet_20_Link"><text:span text:style-name="T81">Hytons</text:span></text:a><text:span text:style-name="T83">:</text:span><text:span text:style-name="T85"> nationwide supplier of industrial restaurant equipment</text:span><text:span text:style-name="T144"><text:tab/></text:span><text:span text:style-name="T124">June 2017 – August 2017</text:span></text:p>
      <text:list xml:id="list1563683731" text:continue-numbering="true" text:style-name="L1">
        <text:list-item>
          <text:p text:style-name="P34">Oversaw facility-wide operations and delegated daily tasks to equipment operators and warehouse staff.</text:p>
        </text:list-item>
        <text:list-item>
          <text:p text:style-name="P34">Initiated and performed managerial accounting during the absence of the accountant</text:p>
        </text:list-item>
      </text:list>
      <text:p text:style-name="P9"><text:span text:style-name="T132">Private Programming &amp; Math Tutor – </text:span><text:a xlink:type="simple" xlink:href="https://www.fortbendisd.com/wse" text:style-name="Internet_20_link" text:visited-style-name="Visited_20_Internet_20_Link"><text:span text:style-name="T81">Walker Station</text:span></text:a><text:span text:style-name="T132">: </text:span><text:span text:style-name="T85">prestigious PK-5 elementary school in FBISD</text:span><text:span text:style-name="T144"><text:tab/></text:span><text:span text:style-name="T124">January 2017 – May 2017</text:span></text:p>
      <text:list xml:id="list1239305773" text:continue-numbering="true" text:style-name="L1">
        <text:list-item>
          <text:p text:style-name="P34">Prepared young students with foundational computer science and math concepts to excel in future advanced placement classes.</text:p>
        </text:list-item>
        <text:list-item>
          <text:p text:style-name="P34">Fostered interest in STEM subjects in students from an early age to encourage intellectual discovery and curiosity. </text:p>
        </text:list-item>
      </text:list>
      <text:p text:style-name="P21"><text:span text:style-name="T101">Hardware &amp; Software Repair Technician - </text:span><text:span text:style-name="T86">Nupace</text:span><text:span text:style-name="T87">: device repair for </text:span><text:span text:style-name="T129">the Brooklyn borough of New York <text:tab/></text:span><text:span text:style-name="T123">June 2014 – August 2014</text:span></text:p>
      <text:list xml:id="list1879945400" text:continue-numbering="true" text:style-name="L1">
        <text:list-item>
          <text:p text:style-name="P34">Performed technical repair operations such as CPU and GPU reflowing, mobile LCD replacements, virus removal, and data recovery.</text:p>
        </text:list-item>
        <text:list-item>
          <text:p text:style-name="P37">Reduced overall repair times by 25% through restructuring the repair process and increasing the number of on-going repair operations.</text:p>
        </text:list-item>
      </text:list>
      <text:p text:style-name="P11"><text:span text:style-name="T15">PROJECTS<text:tab/><text:tab/></text:span><text:span text:style-name="T17">10+</text:span><text:span text:style-name="T18"> mobile apps, </text:span><text:span text:style-name="T17">6+</text:span><text:span text:style-name="T18"> programs, </text:span><text:span text:style-name="T17">5+</text:span><text:span text:style-name="T19"> </text:span><text:span text:style-name="T18">websites and more projects</text:span><text:span text:style-name="T15"> </text:span><text:span text:style-name="T20">at </text:span><text:a xlink:type="simple" xlink:href="http://willx.org/github" text:style-name="Internet_20_link" text:visited-style-name="Visited_20_Internet_20_Link"><text:span text:style-name="T16">willx.org/github</text:span></text:a></text:p>
      <text:p text:style-name="P17"><text:span text:style-name="T41">iPhone Encrypted Storage App<text:tab/></text:span><text:span text:style-name="T129"><text:tab/></text:span><text:span text:style-name="T63">Swift iOS, data encryption, RNCryptor, CocoaPods, Xcode, camera stream access</text:span></text:p>
      <text:p text:style-name="P22">iPhone app developed to encrypt and store text, images and other files using AES encryption and Swift iOS.</text:p>
      <text:p text:style-name="P25"/>
      <text:p text:style-name="P16"><text:span text:style-name="T41">Message Bot</text:span><text:span text:style-name="T129"><text:tab/><text:tab/></text:span><text:span text:style-name="T63">Python, Selenium, BeautifulSoup, JavaScript, JQuery</text:span></text:p>
      <text:p text:style-name="P22">Python bot which increases online audience engagement by over 500% through the automatic delivery of personalized messages.</text:p>
      <text:p text:style-name="P29"/>
      <text:p text:style-name="P26"><text:span text:style-name="T114">Control Computers With Hand Gestures</text:span><text:span text:style-name="T56"> <text:tab/><text:tab/></text:span><text:span text:style-name="T64">Java, LEAP Motion, cross-platform, gesture-re</text:span><text:span text:style-name="T127">cognition</text:span></text:p>
      <text:p text:style-name="P30">Java program which enables the control of computers through hand gestures that are tracked in real-time by sensors from LEAP motion<text:span text:style-name="T68">.</text:span></text:p>
      <text:p text:style-name="P33"/>
      <text:p text:style-name="P30"><text:span text:style-name="T57">Alexa, Teach Me a Language</text:span><text:span text:style-name="T60"><text:tab/><text:tab/></text:span><text:span text:style-name="T66">Amazon Alexa Skill, AWS, voice recognition, language learning</text:span></text:p>
      <text:p text:style-name="P24">Amazon Alexa Skill which turns Alexa devices into language learning tools by leveraging Alexa's multi-language voice recognition ability.</text:p>
      <text:p text:style-name="P33"/>
      <text:p text:style-name="P27"><text:span text:style-name="T112">Zero-Cost Automated Stock Trading API</text:span><text:span text:style-name="T113"><text:tab/><text:tab/></text:span><text:span text:style-name="T64">JavaScript, Robinhood API, automated stock-trading, Node.js</text:span></text:p>
      <text:p text:style-name="P30">JavaScript API which eliminates overhead costs of automated stock trading by incoporating Robinhood's commission-free trading platform.</text:p>
      <text:p text:style-name="P33"/>
      <text:p text:style-name="P32"><text:span text:style-name="T104">Full-Stack Desktop and Mobile </text:span><text:span text:style-name="T58">Snapchat Client</text:span><text:span text:style-name="T61"><text:tab/><text:tab/></text:span><text:span text:style-name="T67">React.js, Google Firebase, JavaScript, HTML/CSS, image handling</text:span></text:p>
      <text:p text:style-name="P22">React.js and Google Firebase website designed to send and receive single-view images in real-time for desktop and mobile web clients.</text:p>
      <text:p text:style-name="P33"/>
      <text:p text:style-name="P28"><text:span text:style-name="T53">Push Up Sensor and Tracking React Native App<text:tab/></text:span><text:span text:style-name="T54"><text:tab/></text:span><text:span text:style-name="T65">Published on Google Play, React Native, Android, iPhone, proximity sensor</text:span></text:p>
      <text:p text:style-name="P23">React Native mobile app which automatically detects, tracks, and counts push ups in real-time through device hardware proximity sensors.</text:p>
      <text:p text:style-name="P29"/>
      <text:p text:style-name="P31"><text:span text:style-name="T103">iPhone Photo-Sharing Platform<text:tab/></text:span><text:span text:style-name="T60"><text:tab/></text:span><text:span text:style-name="T66">Swift iOS, Parse, Heroku, Alamofire, user verification, camera feed access, content sharing</text:span></text:p>
      <text:p text:style-name="P30">iPhone app which takes user uploaded images and posts them to a custom-built online user platform, similar to Instagr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F Pro Display1" svg:font-family="'SF Pro Display'" style:font-adornments="Ultralight"/>
    <style:font-face style:name="Cloud" svg:font-family="Cloud" style:font-pitch="variable"/>
    <style:font-face style:name="Font Awesome 5 Brands" svg:font-family="'Font Awesome 5 Brands'" style:font-pitch="variable"/>
    <style:font-face style:name="SF Pro Display" svg:font-family="'SF Pro Display'" style:font-pitch="variable"/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margin-top="0in" fo:margin-bottom="0.0402in" fo:line-height="100%" text:number-lines="false" text:line-number="0">
        <style:tab-stops>
          <style:tab-stop style:position="3.8598in" style:type="center"/>
          <style:tab-stop style:position="7.7201in" style:type="right"/>
        </style:tab-stops>
      </style:paragraph-properties>
      <style:text-properties style:font-name="SF Pro Display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Arial Unicode MS" fo:font-size="18pt" style:letter-kerning="true" style:font-name-asian="Arial Unicode MS" style:font-size-asian="18pt" style:font-name-complex="Arial Unicode MS" style:font-size-complex="18pt"/>
    </style:style>
    <style:style style:name="blue3" style:family="paragraph" style:parent-style-name="default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15in" fo:margin-bottom="0in" fo:margin-left="0.4201in" fo:margin-right="0.420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03T21:11:05</meta:creation-date>
    <dc:date>2019-01-12T13:21:04</dc:date>
    <meta:editing-duration>P2DT2H20M45S</meta:editing-duration>
    <meta:editing-cycles>192</meta:editing-cycles>
    <meta:generator>OpenOffice/4.1.6$Unix OpenOffice.org_project/416m1$Build-9790</meta:generator>
    <meta:document-statistic meta:table-count="1" meta:image-count="0" meta:object-count="0" meta:page-count="1" meta:paragraph-count="63" meta:word-count="930" meta:character-count="6690"/>
  </office:meta>
</office:document-meta>
</file>